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2">
      <style:paragraph-properties fo:margin-top="0in" fo:margin-bottom="0in" style:contextual-spacing="true" fo:line-height="100%"/>
      <style:text-properties officeooo:paragraph-rsid="000c7e28"/>
    </style:style>
    <style:style style:name="P2" style:family="paragraph" style:parent-style-name="Standard">
      <style:paragraph-properties fo:margin-top="0in" fo:margin-bottom="0in" style:contextual-spacing="true" fo:line-height="100%"/>
      <style:text-properties officeooo:paragraph-rsid="000c7e28"/>
    </style:style>
    <style:style style:name="P3" style:family="paragraph" style:parent-style-name="Standard">
      <style:paragraph-properties fo:margin-top="0in" fo:margin-bottom="0in" style:contextual-spacing="true" fo:line-height="100%"/>
    </style:style>
    <style:style style:name="P4" style:family="paragraph" style:parent-style-name="Heading_20_3">
      <style:paragraph-properties fo:margin-top="0in" fo:margin-bottom="0in" style:contextual-spacing="true"/>
      <style:text-properties officeooo:rsid="000e27ea" officeooo:paragraph-rsid="000e27ea"/>
    </style:style>
    <style:style style:name="P5" style:family="paragraph" style:parent-style-name="Standard">
      <style:paragraph-properties fo:margin-top="0in" fo:margin-bottom="0in" style:contextual-spacing="true"/>
      <style:text-properties officeooo:rsid="000e27ea" officeooo:paragraph-rsid="000e27ea"/>
    </style:style>
    <style:style style:name="P6" style:family="paragraph" style:parent-style-name="Heading_20_3">
      <style:paragraph-properties fo:margin-top="0in" fo:margin-bottom="0in" style:contextual-spacing="true"/>
      <style:text-properties officeooo:rsid="0015a05a" officeooo:paragraph-rsid="0015a05a"/>
    </style:style>
    <style:style style:name="P7" style:family="paragraph" style:parent-style-name="Standard">
      <style:paragraph-properties fo:margin-top="0in" fo:margin-bottom="0in" style:contextual-spacing="true"/>
      <style:text-properties officeooo:rsid="0015a05a" officeooo:paragraph-rsid="0015a05a"/>
    </style:style>
    <style:style style:name="P8" style:family="paragraph" style:parent-style-name="Standard">
      <style:paragraph-properties fo:margin-top="0in" fo:margin-bottom="0in" style:contextual-spacing="true"/>
      <style:text-properties officeooo:rsid="00168162" officeooo:paragraph-rsid="00168162"/>
    </style:style>
    <style:style style:name="P9" style:family="paragraph" style:parent-style-name="Standard">
      <style:paragraph-properties fo:margin-top="0in" fo:margin-bottom="0in" style:contextual-spacing="true"/>
      <style:text-properties officeooo:rsid="000fc913" officeooo:paragraph-rsid="000fc913"/>
    </style:style>
    <style:style style:name="P10" style:family="paragraph" style:parent-style-name="Standard">
      <style:paragraph-properties fo:margin-top="0in" fo:margin-bottom="0in" style:contextual-spacing="true"/>
      <style:text-properties officeooo:rsid="00119432" officeooo:paragraph-rsid="00119432"/>
    </style:style>
    <style:style style:name="P11" style:family="paragraph" style:parent-style-name="Standard">
      <style:paragraph-properties fo:margin-top="0in" fo:margin-bottom="0in" style:contextual-spacing="true"/>
      <style:text-properties officeooo:rsid="0011ba21" officeooo:paragraph-rsid="0011ba21"/>
    </style:style>
    <style:style style:name="P12" style:family="paragraph" style:parent-style-name="Standard">
      <style:paragraph-properties fo:margin-top="0in" fo:margin-bottom="0in" style:contextual-spacing="true"/>
      <style:text-properties officeooo:rsid="0013508f" officeooo:paragraph-rsid="0013508f"/>
    </style:style>
    <style:style style:name="P13" style:family="paragraph" style:parent-style-name="Standard">
      <style:paragraph-properties fo:margin-top="0in" fo:margin-bottom="0in" style:contextual-spacing="true"/>
      <style:text-properties officeooo:rsid="0014d616" officeooo:paragraph-rsid="0014d616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2">
      <style:text-properties officeooo:rsid="00174b9e" officeooo:paragraph-rsid="00174b9e"/>
    </style:style>
    <style:style style:name="P16" style:family="paragraph" style:parent-style-name="Standard">
      <style:paragraph-properties fo:margin-top="0in" fo:margin-bottom="0in" style:contextual-spacing="true"/>
      <style:text-properties officeooo:rsid="00174b9e" officeooo:paragraph-rsid="00174b9e"/>
    </style:style>
    <style:style style:name="P17" style:family="paragraph" style:parent-style-name="Heading_20_2">
      <style:text-properties officeooo:rsid="0018d219" officeooo:paragraph-rsid="0018d219"/>
    </style:style>
    <style:style style:name="P18" style:family="paragraph" style:parent-style-name="Standard">
      <style:paragraph-properties fo:margin-top="0in" fo:margin-bottom="0in" style:contextual-spacing="true"/>
      <style:text-properties officeooo:rsid="0018d219" officeooo:paragraph-rsid="0018d219"/>
    </style:style>
    <style:style style:name="P19" style:family="paragraph" style:parent-style-name="Heading_20_2">
      <style:text-properties officeooo:rsid="0018d50b" officeooo:paragraph-rsid="0018d50b"/>
    </style:style>
    <style:style style:name="P20" style:family="paragraph" style:parent-style-name="Standard">
      <style:paragraph-properties fo:margin-top="0in" fo:margin-bottom="0in" style:contextual-spacing="true"/>
      <style:text-properties officeooo:rsid="0018d50b" officeooo:paragraph-rsid="0018d50b"/>
    </style:style>
    <style:style style:name="P21" style:family="paragraph" style:parent-style-name="Heading_20_2">
      <style:text-properties officeooo:rsid="00190fdf" officeooo:paragraph-rsid="00190fdf"/>
    </style:style>
    <style:style style:name="P22" style:family="paragraph" style:parent-style-name="Standard">
      <style:paragraph-properties fo:margin-top="0in" fo:margin-bottom="0in" style:contextual-spacing="true"/>
      <style:text-properties officeooo:rsid="00190fdf" officeooo:paragraph-rsid="00190fdf"/>
    </style:style>
    <style:style style:name="T1" style:family="text">
      <style:text-properties officeooo:rsid="000e27ea"/>
    </style:style>
    <style:style style:name="T2" style:family="text">
      <style:text-properties officeooo:rsid="000fc913"/>
    </style:style>
    <style:style style:name="T3" style:family="text">
      <style:text-properties officeooo:rsid="0011ba21"/>
    </style:style>
    <style:style style:name="T4" style:family="text">
      <style:text-properties officeooo:rsid="0013508f"/>
    </style:style>
    <style:style style:name="T5" style:family="text">
      <style:text-properties officeooo:rsid="0015a05a"/>
    </style:style>
    <style:style style:name="T6" style:family="text">
      <style:text-properties officeooo:rsid="0018d219"/>
    </style:style>
    <style:style style:name="T7" style:family="text">
      <style:text-properties officeooo:rsid="0018d50b"/>
    </style:style>
    <style:style style:name="T8" style:family="text">
      <style:text-properties officeooo:rsid="00190f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9800 &amp; C3850 Templates</text:p>
      <text:h text:style-name="Heading_20_1" text:outline-level="1">Cisco C9800 Wireless LAN Controller Configuration (Learning Template)</text:h>
      <text:h text:style-name="Heading_20_2" text:outline-level="2">Global Configuration &amp; Hardening</text:h>
      <text:p text:style-name="P2">hostname $WLCName$<text:tab/><text:tab/>// Sets the device name (hostname)</text:p>
      <text:p text:style-name="P2">ip domain-name uccs.edu<text:tab/>// Sets the domain name (used for SSH keys too).</text:p>
      <text:p text:style-name="P2">no ip domain-lookup<text:tab/><text:tab/>// Prevents slow DNS lookups on CLI typos.</text:p>
      <text:p text:style-name="P2">service timestamps debug datetime msec <text:s text:c="2"/>// Adds detailed debug timestamps.</text:p>
      <text:p text:style-name="P3">service timestamps log datetime msec <text:s text:c="4"/>// Adds detailed log timestamps.</text:p>
      <text:p text:style-name="P3">no service pad <text:s text:c="26"/>// Disables PAD (legacy).</text:p>
      <text:p text:style-name="P3">service password-encryption<text:tab/>// Encrypts all passwords in the config.</text:p>
      <text:p text:style-name="P3">secure boot-image<text:tab/><text:tab/><text:tab/>// Protects IOS image from tampering.</text:p>
      <text:p text:style-name="P3">secure boot-config<text:tab/><text:tab/><text:tab/>// Protects config from tampering.</text:p>
      <text:p text:style-name="P3">security passwords min-length 12<text:tab/>// Enforces minimum password length.</text:p>
      <text:p text:style-name="P3">no ip http server<text:tab/><text:tab/><text:tab/>// Disables insecure HTTP server.</text:p>
      <text:p text:style-name="P3">no ip http secure-server<text:tab/><text:tab/>// Disables secure HTTP serve<text:span text:style-name="T1">r</text:span></text:p>
      <text:p text:style-name="P3">no ip source-route<text:tab/><text:tab/><text:tab/>// Disables source routing</text:p>
      <text:p text:style-name="P3">no cdp run<text:tab/><text:tab/><text:tab/><text:tab/>// Disables Cisco Discovery Protocol globally.</text:p>
      <text:p text:style-name="P3">no lldp run<text:tab/><text:tab/><text:tab/>// Disables Link Layer Discovery Protocol globally.</text:p>
      <text:h text:style-name="Heading_20_2" text:outline-level="2">SSH Configuration</text:h>
      <text:p text:style-name="P5">Crypto key generate rsa modulus 2048</text:p>
      <text:p text:style-name="P5">ip ssh version 2</text:p>
      <text:p text:style-name="P5">ip ssh time-out 60</text:p>
      <text:p text:style-name="P5">ip ssh authentication-retries 2</text:p>
      <text:h text:style-name="Heading_20_2" text:outline-level="2">AAA &amp; RADIUS</text:h>
      <text:p text:style-name="P5">Aaa new-model</text:p>
      <text:p text:style-name="P5">aaa authentication dot1x default group radius</text:p>
      <text:p text:style-name="P5">aaa authorization network default group radius</text:p>
      <text:p text:style-name="P5">aaa accounting update periodic 5</text:p>
      <text:p text:style-name="P5">aaa accounting exec default start-stop group radius</text:p>
      <text:p text:style-name="P5">aaa accounting system default start-stop group radius</text:p>
      <text:p text:style-name="P5"/>
      <text:p text:style-name="P5">radius-server host $radiusIP$ <text:span text:style-name="T2">auth-port 1812 acct-port 1813 key $radiusKey$</text:span></text:p>
      <text:p text:style-name="P9">radius-server timeout 5</text:p>
      <text:p text:style-name="P9">radius-server retransmit 3</text:p>
      <text:p text:style-name="P9">ip radius source-interface Vlan$MgmtVLAN$</text:p>
      <text:p text:style-name="P9"/>
      <text:p text:style-name="P9">dot1x system-auth-control</text:p>
      <text:h text:style-name="P4" text:outline-level="3"/>
      <text:h text:style-name="Heading_20_2" text:outline-level="2">Local Admin</text:h>
      <text:p text:style-name="P9">Username admin privilege 15 secret $adminSecret$</text:p>
      <text:h text:style-name="P4" text:outline-level="3"><text:soft-page-break/></text:h>
      <text:h text:style-name="Heading_20_2" text:outline-level="2">Console &amp; VTY Access</text:h>
      <text:p text:style-name="P9">Line console 0</text:p>
      <text:p text:style-name="P9"><text:s text:c="2"/>login local</text:p>
      <text:p text:style-name="P9"><text:s text:c="2"/>exec-timeout 10 0</text:p>
      <text:p text:style-name="P9"><text:s text:c="2"/>logging synchronous</text:p>
      <text:p text:style-name="P9"/>
      <text:p text:style-name="P9">line vty 0 15</text:p>
      <text:p text:style-name="P9"><text:s text:c="2"/>login authentication default</text:p>
      <text:p text:style-name="P9"><text:s text:c="2"/>exec-timeout 10 0</text:p>
      <text:p text:style-name="P9"><text:s text:c="2"/>transport input ssh</text:p>
      <text:p text:style-name="P9"><text:s text:c="2"/>access-class MGMT_ACCESS in</text:p>
      <text:p text:style-name="P9"/>
      <text:p text:style-name="P9">ip access-list standard MGMT_ACCESS</text:p>
      <text:p text:style-name="P9"><text:s text:c="2"/>permit $mgmtSubnet$ 0.0.0.255</text:p>
      <text:p text:style-name="P9"><text:s text:c="2"/>deny any log</text:p>
      <text:h text:style-name="P4" text:outline-level="3"/>
      <text:h text:style-name="Heading_20_2" text:outline-level="2">VLAN Definitions</text:h>
      <text:p text:style-name="P9">Vlan $vlanNumber$</text:p>
      <text:p text:style-name="P9"><text:s text:c="2"/>name $vlanName$</text:p>
      <text:p text:style-name="P9">vlan $vlanNumber$</text:p>
      <text:p text:style-name="P9"><text:s text:c="2"/>name $vlanName$</text:p>
      <text:h text:style-name="P4" text:outline-level="3"/>
      <text:h text:style-name="Heading_20_2" text:outline-level="2">Management Interface</text:h>
      <text:p text:style-name="P10">Interface Vlan$mgmtVlan$</text:p>
      <text:p text:style-name="P10"><text:s text:c="2"/>ip address $mgmtIP$ $subNet$</text:p>
      <text:p text:style-name="P10"><text:s text:c="2"/>ip flow monitor CAMPUS-MONITOR input</text:p>
      <text:p text:style-name="P10"><text:s text:c="2"/>no shutdown</text:p>
      <text:h text:style-name="P4" text:outline-level="3"/>
      <text:h text:style-name="Heading_20_2" text:outline-level="2">AP Uplink</text:h>
      <text:p text:style-name="P10">Interface GigabitEthernet$apPort$</text:p>
      <text:p text:style-name="P10"><text:s text:c="2"/>description AP Uplink</text:p>
      <text:p text:style-name="P10"><text:s text:c="2"/>switchport mode access</text:p>
      <text:p text:style-name="P10"><text:s text:c="2"/>switchport access vlan $vlanNumber$</text:p>
      <text:p text:style-name="P10"><text:s text:c="2"/>spanning-tree portfast</text:p>
      <text:p text:style-name="P10"><text:s text:c="2"/>spanning-tree bpduguard enable</text:p>
      <text:p text:style-name="P10"><text:s text:c="2"/>ip dhcp snooping trust</text:p>
      <text:p text:style-name="P10"><text:s text:c="2"/>ip arp inspection trust</text:p>
      <text:p text:style-name="P10"><text:s text:c="2"/>mls qos trust dscp</text:p>
      <text:p text:style-name="P10"><text:s text:c="2"/>service-policy input MARKING</text:p>
      <text:p text:style-name="P10"><text:s text:c="2"/>mtu 1500</text:p>
      <text:h text:style-name="P4" text:outline-level="3"/>
      <text:h text:style-name="Heading_20_2" text:outline-level="2">DOT1X Access Port</text:h>
      <text:p text:style-name="P10">Template type interface DOT1X_TEMPLATE</text:p>
      <text:p text:style-name="P10"><text:s text:c="2"/>service-policy input MARKING</text:p>
      <text:p text:style-name="P10"><text:s text:c="2"/>authentication port-control auto</text:p>
      <text:p text:style-name="P10"><text:soft-page-break/><text:s text:c="2"/>authentication periodic</text:p>
      <text:p text:style-name="P10"><text:s text:c="2"/>authentication timer reauthenticate server</text:p>
      <text:p text:style-name="P10"><text:s text:c="2"/>dot1x pae authenticator</text:p>
      <text:p text:style-name="P10"><text:s text:c="2"/>mab</text:p>
      <text:p text:style-name="P10"><text:s text:c="2"/>authentication priority dot1x mab</text:p>
      <text:p text:style-name="P10"><text:s text:c="2"/>authentication event fail action authorize vlan $vlanNumber$</text:p>
      <text:p text:style-name="P10"><text:s text:c="2"/><text:span text:style-name="T3">authentication event server dead action authorize vlan $vlanNumber$</text:span></text:p>
      <text:p text:style-name="P10"><text:s text:c="2"/><text:span text:style-name="T3">authentication event no-response action authorize vlan $vlanNumber$</text:span></text:p>
      <text:p text:style-name="P10"><text:s text:c="2"/><text:span text:style-name="T3">authentication host-mode multi-auth</text:span></text:p>
      <text:p text:style-name="P11"><text:s text:c="2"/>authentication violation restrict</text:p>
      <text:p text:style-name="P11"><text:s text:c="2"/>spanning-tree portfast</text:p>
      <text:p text:style-name="P11"><text:s text:c="2"/>spanning-tree bpduguard enable</text:p>
      <text:p text:style-name="P11"><text:s text:c="2"/>spanning-tree guard root</text:p>
      <text:p text:style-name="P11"><text:s text:c="2"/>storm-control broadcast level 1.00</text:p>
      <text:p text:style-name="P11"><text:s text:c="2"/>storm-control action shutdown</text:p>
      <text:p text:style-name="P11"><text:s text:c="2"/>switchport port-security</text:p>
      <text:p text:style-name="P11"><text:s text:c="2"/>switchport port-security maximum 2</text:p>
      <text:p text:style-name="P11"><text:s text:c="2"/>switchport port-security violation restrict</text:p>
      <text:p text:style-name="P11"><text:s text:c="2"/>switchport port-security mac-address sticky</text:p>
      <text:p text:style-name="P11"><text:s text:c="2"/>ip dhcp snooping trust</text:p>
      <text:h text:style-name="P4" text:outline-level="3"/>
      <text:h text:style-name="Heading_20_2" text:outline-level="2">User Access Port Range</text:h>
      <text:p text:style-name="P11">Interface range GigabitEthernet$firstPort$ - $lastPort$</text:p>
      <text:p text:style-name="P11"><text:s text:c="2"/><text:span text:style-name="T4">description Wired Client Access</text:span></text:p>
      <text:p text:style-name="P11"><text:s text:c="2"/><text:span text:style-name="T4">switchport mode access</text:span></text:p>
      <text:p text:style-name="P11"><text:s text:c="2"/><text:span text:style-name="T4">switchport access vlan $vlanNumber&amp;</text:span></text:p>
      <text:p text:style-name="P11"><text:s text:c="2"/><text:span text:style-name="T4">load-interval 30</text:span></text:p>
      <text:p text:style-name="P11"><text:s text:c="2"/><text:span text:style-name="T4">storm-control broadcast level 10.00</text:span></text:p>
      <text:p text:style-name="P11"><text:s text:c="2"/><text:span text:style-name="T4">service-policy input MARK-DOT1X-TRAFFIC</text:span></text:p>
      <text:p text:style-name="P11"><text:s text:c="2"/><text:span text:style-name="T4">source template DOT1X_TEMPLATE</text:span></text:p>
      <text:h text:style-name="P4" text:outline-level="3"/>
      <text:h text:style-name="Heading_20_2" text:outline-level="2">VoIP Port</text:h>
      <text:p text:style-name="P12">Interface GigabitEthernet$PortNumber$</text:p>
      <text:p text:style-name="P12"><text:s text:c="2"/>description IP Phone + PC</text:p>
      <text:p text:style-name="P12"><text:s text:c="2"/>switchport mode access</text:p>
      <text:p text:style-name="P12"><text:s text:c="2"/>switchport access vlan $vlanNumber$</text:p>
      <text:p text:style-name="P12"><text:s text:c="2"/>switchport voice vlan $voiceVlan$</text:p>
      <text:p text:style-name="P12"><text:s text:c="2"/>source template DOT1X_TEMPLATE</text:p>
      <text:p text:style-name="P12"><text:s text:c="2"/>authentication host-mode multi-domain</text:p>
      <text:h text:style-name="P4" text:outline-level="3"/>
      <text:h text:style-name="Heading_20_2" text:outline-level="2">DHCP Snooping &amp; ARP Inspection</text:h>
      <text:p text:style-name="P12">Ip dhcp snooping</text:p>
      <text:p text:style-name="P12">ip dhcp snooping vlan $vlan$,$vlan$</text:p>
      <text:p text:style-name="P12">no ip dhcp snooping information option</text:p>
      <text:p text:style-name="P12">ip dhcp snooping verify mac-address</text:p>
      <text:p text:style-name="P12"/>
      <text:p text:style-name="P12">ip arp inspection vlan $vlan$,$vlan$,$vlan$</text:p>
      <text:h text:style-name="P4" text:outline-level="3"><text:soft-page-break/></text:h>
      <text:h text:style-name="Heading_20_2" text:outline-level="2">NetFlow Configuration</text:h>
      <text:p text:style-name="P12">Ip flow-export version 9</text:p>
      <text:p text:style-name="P12">flow exporter CAMPUS-EXPORT</text:p>
      <text:p text:style-name="P12"><text:s text:c="2"/>destination $netflowCollextor$</text:p>
      <text:p text:style-name="P12"><text:s text:c="2"/>source Vlan$mgmtVlan$</text:p>
      <text:p text:style-name="P12"><text:s text:c="2"/>transport udp 2055</text:p>
      <text:p text:style-name="P12"><text:s text:c="2"/>template data timeout 60</text:p>
      <text:p text:style-name="P12"/>
      <text:p text:style-name="P12">flow record netflow-original</text:p>
      <text:p text:style-name="P12"><text:s text:c="2"/>match ipv4 source address</text:p>
      <text:p text:style-name="P12"><text:s text:c="2"/>match ipv4 destination address</text:p>
      <text:p text:style-name="P12"><text:s text:c="2"/>collect counter bytes</text:p>
      <text:p text:style-name="P12"><text:s text:c="2"/>collect counter packets</text:p>
      <text:p text:style-name="P12"><text:s text:c="2"/>collect timestamp sys-uptime first</text:p>
      <text:p text:style-name="P12"><text:s text:c="2"/>collect timestamp sys-uptime last</text:p>
      <text:p text:style-name="P12"/>
      <text:p text:style-name="P12">flow monitor CAMPUS-MONITOR</text:p>
      <text:p text:style-name="P12"><text:s text:c="2"/>exporter CAMPUS-EXPORT</text:p>
      <text:p text:style-name="P12"><text:s text:c="2"/>record netflow-original</text:p>
      <text:p text:style-name="P12"><text:s text:c="2"/>cache timeout active 60</text:p>
      <text:h text:style-name="P4" text:outline-level="3"/>
      <text:h text:style-name="Heading_20_2" text:outline-level="2">NTP Configuration</text:h>
      <text:p text:style-name="P13">Ntp authenticate</text:p>
      <text:p text:style-name="P13">ntp authentication-key 1 md5 $ntpKey$</text:p>
      <text:p text:style-name="P13">ntp trusted-key 1</text:p>
      <text:p text:style-name="P13">ntp server $ntpServer$ key 1 prefer</text:p>
      <text:h text:style-name="P4" text:outline-level="3"/>
      <text:h text:style-name="Heading_20_2" text:outline-level="2">Control Plane Policing</text:h>
      <text:p text:style-name="P13">Control-plane</text:p>
      <text:p text:style-name="P13"><text:s text:c="2"/>service-policy input CONTROL_PLANE_POLICY</text:p>
      <text:p text:style-name="P13"/>
      <text:p text:style-name="P13">policy-map CONTROL_PLANE_POLICY</text:p>
      <text:p text:style-name="P13"><text:s text:c="2"/>class CONTOL_PLANE_CLASS</text:p>
      <text:p text:style-name="P13"><text:s text:c="4"/>police 64000 8000 conform-action transmit exceed-action drop violate-action drop</text:p>
      <text:p text:style-name="P13"/>
      <text:p text:style-name="P13">class-map match-any CONTROL_PLANE_CLASS</text:p>
      <text:p text:style-name="P13"><text:s text:c="2"/>match protocol ssh</text:p>
      <text:p text:style-name="P13"><text:s text:c="2"/>match protocol snmp</text:p>
      <text:p text:style-name="P13"><text:s text:c="2"/>match protocol ntp</text:p>
      <text:p text:style-name="P13"><text:s text:c="2"/>match protocol arp</text:p>
      <text:p text:style-name="P13"><text:s text:c="2"/>match protocol dhcp</text:p>
      <text:p text:style-name="P13"/>
      <text:p text:style-name="P13">policy-map CONTROL_PLANE_POLICY</text:p>
      <text:p text:style-name="P13"><text:s text:c="2"/>class CONTROL_PLANE_CLASS</text:p>
      <text:p text:style-name="P13"><text:s text:c="4"/>police 64000 8000 conform-action transmit exceed-action drop violate-action drop</text:p>
      <text:h text:style-name="P4" text:outline-level="3"><text:soft-page-break/></text:h>
      <text:h text:style-name="Heading_20_2" text:outline-level="2">SNMP Configuration</text:h>
      <text:p text:style-name="P13">No snmp-server community public</text:p>
      <text:p text:style-name="P13">no snmp-server community private</text:p>
      <text:p text:style-name="P13">snmp-server group SECURE v3 priv</text:p>
      <text:p text:style-name="P13">snmp-server user admin SECURE v3 auth sha $snmpAuth$ priv aes 256 $snmpPriv$</text:p>
      <text:p text:style-name="P13">snmp-server enable traps</text:p>
      <text:p text:style-name="P13">snmp-server contact $snmpContact$</text:p>
      <text:p text:style-name="P13">snmp-server location $snmpLocation$</text:p>
      <text:h text:style-name="P4" text:outline-level="3"/>
      <text:h text:style-name="Heading_20_2" text:outline-level="2">Syslog &amp; Archive</text:h>
      <text:p text:style-name="P13">Logging buffered 100000 warnings</text:p>
      <text:p text:style-name="P13">logging trap informational</text:p>
      <text:p text:style-name="P13">logging host $syslogIP$</text:p>
      <text:p text:style-name="P13">service sequence-numbers</text:p>
      <text:p text:style-name="P13"/>
      <text:p text:style-name="P13">archive</text:p>
      <text:p text:style-name="P13"><text:s text:c="2"/>log config</text:p>
      <text:p text:style-name="P13"><text:s text:c="4"/>logging enable</text:p>
      <text:p text:style-name="P13"><text:s text:c="4"/>notify syslog</text:p>
      <text:p text:style-name="P13"><text:s text:c="4"/>hidekeys</text:p>
      <text:h text:style-name="P4" text:outline-level="3"/>
      <text:h text:style-name="Heading_20_2" text:outline-level="2">Save Configuration</text:h>
      <text:p text:style-name="P13">End</text:p>
      <text:p text:style-name="P13">write memory</text:p>
      <text:p text:style-name="P3"/>
      <text:h text:style-name="P1" text:outline-level="2"/>
      <text:h text:style-name="P14" text:outline-level="1">Cisco 3850 Access Switch Configuration (Learning Template)</text:h>
      <text:h text:style-name="Heading_20_2" text:outline-level="2">Hostname and Basic Security Configuration</text:h>
      <text:p text:style-name="P3">hostname $SwitchName$<text:tab/><text:tab/>// Sets the device hostname.</text:p>
      <text:p text:style-name="P3">no ip domain-lookup<text:tab/><text:tab/><text:tab/>// Prevents slow DNS lookups on CLI typos.</text:p>
      <text:p text:style-name="P3">enable secret $enableSecret$<text:tab/>// Sets the privileged exec password.</text:p>
      <text:p text:style-name="P3">service password-encryption<text:tab/>// Encrypts all plaintext passwords.</text:p>
      <text:p text:style-name="P3">secure boot-image<text:tab/><text:tab/>// Verifies image integrity at boot.</text:p>
      <text:p text:style-name="P3">secure boot-config<text:tab/><text:tab/>// Verifies config integrity at boot.</text:p>
      <text:p text:style-name="P3">security passwords min-length 12<text:tab/>// Enforces a strong password poli<text:span text:style-name="T5">cy.</text:span></text:p>
      <text:p text:style-name="P3"/>
      <text:h text:style-name="Heading_20_2" text:outline-level="2">Banner</text:h>
      <text:p text:style-name="P7">Banner motd ^</text:p>
      <text:p text:style-name="P7">Banner Message ^</text:p>
      <text:p text:style-name="P7"/>
      <text:h text:style-name="Heading_20_2" text:outline-level="2">Time &amp; Logging</text:h>
      <text:p text:style-name="P8">Clock timezone MST -7</text:p>
      <text:p text:style-name="P8">clock summer-time MDT recurring</text:p>
      <text:p text:style-name="P8">ntp server $ntpServer1$</text:p>
      <text:p text:style-name="P8">ntp server $ntpServer2$</text:p>
      <text:p text:style-name="P8">ntp authenticate</text:p>
      <text:p text:style-name="P8">ntp authentication-key 1 md5 $ntpKey$</text:p>
      <text:p text:style-name="P8">ntp trusted-key 1</text:p>
      <text:p text:style-name="P8"/>
      <text:p text:style-name="P8">service timestamps log datetime msec localtime show-timezone</text:p>
      <text:p text:style-name="P8">service timestamps debug datetime msec localtime show-timezone</text:p>
      <text:p text:style-name="P8"/>
      <text:p text:style-name="P8">logging buffered 100000</text:p>
      <text:p text:style-name="P8">logging trap informational</text:p>
      <text:p text:style-name="P8">logging host $syslogServer$</text:p>
      <text:p text:style-name="P8">logging source-interface Vlan$mgmtVlan$</text:p>
      <text:p text:style-name="P8"/>
      <text:p text:style-name="P8">arhive</text:p>
      <text:p text:style-name="P8"><text:s text:c="2"/>path flash:backup-$switchName$-config</text:p>
      <text:p text:style-name="P8"><text:s text:c="2"/>write-memory</text:p>
      <text:p text:style-name="P8"><text:s text:c="2"/>log config</text:p>
      <text:p text:style-name="P8"><text:s text:c="4"/>logging enable</text:p>
      <text:p text:style-name="P8"><text:s text:c="4"/>notify syslog</text:p>
      <text:p text:style-name="P8"><text:s text:c="4"/>hidekeys</text:p>
      <text:p text:style-name="P7"/>
      <text:h text:style-name="Heading_20_2" text:outline-level="2">AAA &amp; RADIUS</text:h>
      <text:p text:style-name="P8">Aaa new-model</text:p>
      <text:p text:style-name="P8">aaa group server radius RADIUS-GROUP</text:p>
      <text:p text:style-name="P8"><text:s text:c="2"/>server name $radiusServer1$</text:p>
      <text:p text:style-name="P8"><text:s text:c="2"/>server name $radiusServer2$</text:p>
      <text:p text:style-name="P8">aaa authentication dot1x default group RADIUS-GROUP</text:p>
      <text:p text:style-name="P8">aaa authorization network default group RADIUS-GROUP</text:p>
      <text:p text:style-name="P8">aaa accounting update periodic 5</text:p>
      <text:p text:style-name="P8"><text:soft-page-break/>aaa accounting dot1x default start-stop group RADIUS-GROUP</text:p>
      <text:p text:style-name="P8">aaa accounting exec default start-stop group RADIUS-GROUP</text:p>
      <text:p text:style-name="P8">aaa accounting commands 15 default start-stop group RADIUS-GROUP</text:p>
      <text:p text:style-name="P8"/>
      <text:p text:style-name="P8">radius-server host $radiusIP$ auth-port 1812 acct-port 1813 key $radiusKey$</text:p>
      <text:p text:style-name="P8">radius-server timeout 5</text:p>
      <text:p text:style-name="P8">radius-server retransmit 3</text:p>
      <text:p text:style-name="P8">radius-server deadtime 10</text:p>
      <text:p text:style-name="P8">ip radius source-interface Vlan$MgmtVLAN$</text:p>
      <text:p text:style-name="P8"/>
      <text:p text:style-name="P8">username admin privilege 15 secret $adminSecret$</text:p>
      <text:h text:style-name="P6" text:outline-level="3"/>
      <text:h text:style-name="P15" text:outline-level="2"><text:span text:style-name="T6">Console &amp; </text:span>SSH Access</text:h>
      <text:p text:style-name="P16">Ip domain-name uccs.edu</text:p>
      <text:p text:style-name="P16">ip ssh <text:span text:style-name="T6">version 2</text:span></text:p>
      <text:p text:style-name="P18">ip ssh time-out 60</text:p>
      <text:p text:style-name="P18">ip ssh authentication-retries 2</text:p>
      <text:p text:style-name="P18">ip ssh logging events</text:p>
      <text:p text:style-name="P18">crypto key generate rsa modulus 2048</text:p>
      <text:p text:style-name="P18"/>
      <text:p text:style-name="P18">line console 0</text:p>
      <text:p text:style-name="P18"><text:s text:c="2"/>login local</text:p>
      <text:p text:style-name="P18"><text:s text:c="2"/>exec-timeout 5 0</text:p>
      <text:p text:style-name="P18"><text:s text:c="2"/>logging synchronous</text:p>
      <text:p text:style-name="P18"/>
      <text:p text:style-name="P18">line vty 0 15</text:p>
      <text:p text:style-name="P18"><text:s text:c="2"/>login authentication default</text:p>
      <text:p text:style-name="P18"><text:s text:c="2"/>transport input ssh</text:p>
      <text:p text:style-name="P18"><text:s text:c="2"/>exec-timeout 10 0</text:p>
      <text:p text:style-name="P18"><text:s text:c="2"/>access-class MGMT_ACCESS in</text:p>
      <text:p text:style-name="P18"/>
      <text:p text:style-name="P18">ip access-list standard MGMT_ACCESS</text:p>
      <text:p text:style-name="P18"><text:s text:c="2"/>permit $mgmtSubnet$ 0.0.0.255</text:p>
      <text:p text:style-name="P18"><text:s text:c="2"/>deny any</text:p>
      <text:h text:style-name="P17" text:outline-level="2">SNMP</text:h>
      <text:p text:style-name="P18">no snmp-server community public</text:p>
      <text:p text:style-name="P18">no snmp-server community private</text:p>
      <text:p text:style-name="P18">no snmp-server community $read$</text:p>
      <text:p text:style-name="P18">no snmp-server community $write$</text:p>
      <text:p text:style-name="P18"/>
      <text:p text:style-name="P18">snmp-server group SECURE v3 priv</text:p>
      <text:p text:style-name="P18">snmp-server user $snmpUser$ SECURE v3 auth sha $snmpAuth$ priv aes 256 $snmpPriv$</text:p>
      <text:p text:style-name="P18">snmp-server location $location$</text:p>
      <text:p text:style-name="P18">snmp-server contact $adminContact$</text:p>
      <text:h text:style-name="P17" text:outline-level="2">VLANs</text:h>
      <text:p text:style-name="P18">vlan $vlanNumber$</text:p>
      <text:p text:style-name="P18"><text:s text:c="2"/>name $vlanName$</text:p>
      <text:p text:style-name="P18">vlan $vlanNumber$</text:p>
      <text:p text:style-name="P18"><text:s text:c="2"/>name $vlanName$</text:p>
      <text:h text:style-name="P17" text:outline-level="2"><text:soft-page-break/>SVI</text:h>
      <text:p text:style-name="P18">interface Vlan$mgmtVlan$</text:p>
      <text:p text:style-name="P18"><text:s text:c="2"/>ip address $mgmtIP$ $mgmtMask$</text:p>
      <text:p text:style-name="P18"><text:s text:c="2"/>ip flow monitor UserMonitor input</text:p>
      <text:p text:style-name="P18"><text:s text:c="2"/>no shutdown</text:p>
      <text:p text:style-name="P18"/>
      <text:p text:style-name="P18">ip default-gateway $mgmtGateway$</text:p>
      <text:h text:style-name="P17" text:outline-level="2">DOT1X Template</text:h>
      <text:p text:style-name="P18">template type interface DOT1X_TEMPLATE</text:p>
      <text:p text:style-name="P18"><text:s text:c="2"/>service-policy input MARKING</text:p>
      <text:p text:style-name="P18"><text:s text:c="2"/>authentication port-control auto</text:p>
      <text:p text:style-name="P18"><text:s text:c="2"/>authentication periodic</text:p>
      <text:p text:style-name="P18"><text:s text:c="2"/>authentication timer reauthenticate server</text:p>
      <text:p text:style-name="P18"><text:s text:c="2"/>dot1x pae authenticator</text:p>
      <text:p text:style-name="P18"><text:s text:c="2"/>mab</text:p>
      <text:p text:style-name="P18"><text:s text:c="2"/>authentication priority dot1x mab</text:p>
      <text:p text:style-name="P18"><text:s text:c="2"/>authentication event fail action authorize vlan $vlan$</text:p>
      <text:p text:style-name="P18"><text:s text:c="2"/>authentication event server dead action authorize vlan $vlan$</text:p>
      <text:p text:style-name="P18"><text:s text:c="2"/>authentication event no-response action authorize vlan $vlan$</text:p>
      <text:p text:style-name="P18"><text:s text:c="2"/>authentication host-mode multi-auth</text:p>
      <text:p text:style-name="P18"><text:s text:c="2"/>authentication violation restrict</text:p>
      <text:p text:style-name="P18"><text:s text:c="2"/>spanning-tree portfast</text:p>
      <text:p text:style-name="P18"><text:s text:c="2"/>spanning-tree bpduguard enable</text:p>
      <text:p text:style-name="P18"><text:s text:c="2"/>spanning-tree guard root</text:p>
      <text:p text:style-name="P18"><text:s text:c="2"/>storm-control broadcast level 1.00</text:p>
      <text:p text:style-name="P18"><text:s text:c="2"/>storm-control action shutdown</text:p>
      <text:p text:style-name="P18"><text:s text:c="2"/>switchport port-security</text:p>
      <text:p text:style-name="P18"><text:s text:c="2"/>switchport port-security maximum 2</text:p>
      <text:p text:style-name="P18"><text:s text:c="2"/>switchport port-security violation restrict</text:p>
      <text:p text:style-name="P18"><text:s text:c="2"/>switchport port-security mac-address sticky</text:p>
      <text:p text:style-name="P18"><text:s text:c="2"/>ip dhcp snooping trust</text:p>
      <text:p text:style-name="P18"><text:s text:c="2"/><text:span text:style-name="T8">ip arp inspection trust</text:span></text:p>
      <text:p text:style-name="P18"><text:s text:c="2"/><text:span text:style-name="T8">mls qos trust dscp</text:span></text:p>
      <text:h text:style-name="P17" text:outline-level="2">User Access Port <text:span text:style-name="T8">(VoIP)</text:span></text:h>
      <text:p text:style-name="P18">interface G$portNo$</text:p>
      <text:p text:style-name="P18"><text:s text:c="2"/><text:span text:style-name="T7">description User Access Upink</text:span></text:p>
      <text:p text:style-name="P20"><text:s text:c="2"/>switchport mode access</text:p>
      <text:p text:style-name="P20"><text:s text:c="2"/>switchport access vlan $vlanNo$</text:p>
      <text:p text:style-name="P20"><text:s text:c="2"/>switchport voice vlan $voiceVlan$</text:p>
      <text:p text:style-name="P20"><text:s text:c="2"/>source template DOT1X_TEMPLATE</text:p>
      <text:p text:style-name="P20"><text:s text:c="2"/>load-interval 30</text:p>
      <text:h text:style-name="P19" text:outline-level="2">Wireless AP Port</text:h>
      <text:p text:style-name="P20">interface G$portNo$</text:p>
      <text:p text:style-name="P20"><text:s text:c="2"/>description Wireless AP Uplink</text:p>
      <text:p text:style-name="P20"><text:s text:c="2"/>switchport mode access</text:p>
      <text:p text:style-name="P20"><text:s text:c="2"/>switchport access vlan $vlanNo$</text:p>
      <text:p text:style-name="P20"><text:s text:c="2"/>spanning-tree portfast</text:p>
      <text:p text:style-name="P20"><text:s text:c="2"/>spanning-tree bpduguard enable</text:p>
      <text:p text:style-name="P20"><text:s text:c="2"/>mls qos trust dscp</text:p>
      <text:p text:style-name="P20"><text:soft-page-break/><text:s text:c="2"/>ip dhcp snooping trust</text:p>
      <text:p text:style-name="P20"><text:s text:c="2"/>ip arp inspection trust</text:p>
      <text:h text:style-name="P19" text:outline-level="2">Trunked Ports</text:h>
      <text:p text:style-name="P20">interface G$portNo$</text:p>
      <text:p text:style-name="P20"><text:s text:c="2"/>description Uplink to Core/Distribution</text:p>
      <text:p text:style-name="P20"><text:s text:c="2"/>switchport trunk encapsulation dot1q</text:p>
      <text:p text:style-name="P20"><text:s text:c="2"/>switchport mode trunk</text:p>
      <text:p text:style-name="P20"><text:s text:c="2"/>switchport trunk allowed vlan $vlan$,$vlan$,$vlan$</text:p>
      <text:p text:style-name="P20"><text:s text:c="2"/>spanning-tree portfast trunk</text:p>
      <text:p text:style-name="P20"><text:s text:c="2"/>spanning-tree bpduguard enable</text:p>
      <text:p text:style-name="P20"><text:s text:c="2"/>spanning-tree guard root</text:p>
      <text:p text:style-name="P20"><text:s text:c="2"/>mls qos trust dscp</text:p>
      <text:p text:style-name="P20"><text:s text:c="2"/>ip dhcp snooping trust</text:p>
      <text:p text:style-name="P20"><text:s text:c="2"/>ip arp inspection trust</text:p>
      <text:h text:style-name="P21" text:outline-level="2">DHCP Snooping &amp; ARP Inspection</text:h>
      <text:p text:style-name="P22">ip dhcp snooping</text:p>
      <text:p text:style-name="P22">ip dhcp snooping vlan $vlanNo$</text:p>
      <text:p text:style-name="P22">no ip dhcp snooping information option</text:p>
      <text:p text:style-name="P22">ip dhcp snooping verify mac-address</text:p>
      <text:p text:style-name="P22"/>
      <text:p text:style-name="P22">ip arp inspection vlan $vlanNo$</text:p>
      <text:h text:style-name="P21" text:outline-level="2">QoS &amp; Control-plane Protection</text:h>
      <text:p text:style-name="P22">mls qos</text:p>
      <text:p text:style-name="P22">interface G$portNo$</text:p>
      <text:p text:style-name="P22"><text:s text:c="2"/>mls qos trust dscp</text:p>
      <text:p text:style-name="P22"/>
      <text:p text:style-name="P22">control-plane</text:p>
      <text:p text:style-name="P22"><text:s text:c="2"/>service-policy input CONTROL_PLANE_POLICY</text:p>
      <text:p text:style-name="P22"/>
      <text:p text:style-name="P22">policy-map CONTROL_PLANE_POLICY</text:p>
      <text:p text:style-name="P22"><text:s text:c="2"/>class CONTROL_PLANE_CLASS</text:p>
      <text:p text:style-name="P22"><text:s text:c="4"/>police 64000 8000 conform-action transmit exceed-action drop violate-action drop</text:p>
      <text:p text:style-name="P22"/>
      <text:p text:style-name="P22">class-map match-any CONTROL_PLANE_CLASS</text:p>
      <text:p text:style-name="P22"><text:s text:c="2"/>match protocol ssh</text:p>
      <text:p text:style-name="P22"><text:s text:c="2"/>match protocol snmp</text:p>
      <text:p text:style-name="P22"><text:s text:c="2"/>match protocol ntp</text:p>
      <text:p text:style-name="P22"><text:s text:c="2"/>match protocol arp</text:p>
      <text:p text:style-name="P22"><text:s text:c="2"/>match protocol dhcp</text:p>
      <text:h text:style-name="P21" text:outline-level="2">NetFlow Configuration</text:h>
      <text:p text:style-name="P22">flow exporter CampusFlow</text:p>
      <text:p text:style-name="P22"><text:s text:c="2"/>destination $flowCollector$</text:p>
      <text:p text:style-name="P22"><text:s text:c="2"/>source Vlan$mgmtVlan$</text:p>
      <text:p text:style-name="P22"><text:s text:c="2"/>transport udp 9996</text:p>
      <text:p text:style-name="P22"><text:s text:c="2"/>template data timeout 60</text:p>
      <text:p text:style-name="P22"/>
      <text:p text:style-name="P22">flow record netflow-original</text:p>
      <text:p text:style-name="P22"><text:s text:c="2"/>match ipv4 source address</text:p>
      <text:p text:style-name="P22"><text:soft-page-break/><text:s text:c="2"/>match ipv4 destination address</text:p>
      <text:p text:style-name="P22"><text:s text:c="2"/>collect counter bytes</text:p>
      <text:p text:style-name="P22"><text:s text:c="2"/>collect counter packets</text:p>
      <text:p text:style-name="P22"><text:s text:c="2"/>collect timestamp sys-uptime first</text:p>
      <text:p text:style-name="P22"><text:s text:c="2"/>collect timestamp sys-uptime last</text:p>
      <text:p text:style-name="P22"/>
      <text:p text:style-name="P22">flow monitor UserMonitor</text:p>
      <text:p text:style-name="P22"><text:s text:c="2"/>record netflow-original</text:p>
      <text:p text:style-name="P22"><text:s text:c="2"/>exporter CampusFlow</text:p>
      <text:h text:style-name="P21" text:outline-level="2">Save Configuration</text:h>
      <text:p text:style-name="P22">end</text:p>
      <text:p text:style-name="P22">write memor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9pt" style:font-size-asian="9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 UI" style:font-family-complex="'Noto Sans Arabic UI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Noto Sans Arabic UI" style:font-family-complex="'Noto Sans Arabic UI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Noto Sans Arabic UI" style:font-family-complex="'Noto Sans Arabic UI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Noto Sans Arabic UI" style:font-family-complex="'Noto Sans Arabic UI'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Noto Sans Arabic UI" style:font-family-complex="'Noto Sans Arabic UI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Noto Sans Arabic UI" style:font-family-complex="'Noto Sans Arabic UI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Noto Sans Arabic UI" style:font-family-complex="'Noto Sans Arabic UI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 UI" style:font-family-complex="'Noto Sans Arabic UI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Noto Sans Arabic UI" style:font-family-complex="'Noto Sans Arabic UI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Noto Sans Arabic UI" style:font-family-complex="'Noto Sans Arabic UI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Noto Sans Arabic UI" style:font-family-complex="'Noto Sans Arabic UI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Noto Sans Arabic UI" style:font-family-complex="'Noto Sans Arabic UI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Noto Sans Arabic UI" style:font-family-complex="'Noto Sans Arabic UI'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Noto Sans Arabic UI" style:font-family-complex="'Noto Sans Arabic UI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252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3</meta:editing-cycles>
    <meta:creation-date>2013-12-23T23:15:00</meta:creation-date>
    <dc:date>2025-08-06T09:49:46.342377485</dc:date>
    <meta:editing-duration>PT14M12S</meta:editing-duration>
    <meta:generator>LibreOffice/24.2.7.2$Linux_X86_64 LibreOffice_project/420$Build-2</meta:generator>
    <meta:document-statistic meta:table-count="0" meta:image-count="0" meta:object-count="0" meta:page-count="10" meta:paragraph-count="363" meta:word-count="1382" meta:character-count="11082" meta:non-whitespace-character-count="9638"/>
    <meta:user-defined meta:name="AppVersion">14.0000</meta:user-defined>
    <meta:template xlink:type="simple" xlink:actuate="onRequest" xlink:title="Normal.dotm" xlink:href=""/>
  </office:meta>
</office:document-meta>
</file>